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4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5.2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Free + Open Source</text:p>
          </table:table-cell>
          <table:table-cell office:value-type="string" calcext:value-type="string">
            <text:p>Keeps formatting</text:p>
          </table:table-cell>
          <table:table-cell office:value-type="string" calcext:value-type="string">
            <text:p>Yofica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uss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y*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RussianGram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no API)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usstress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Ours</text:p>
          </table:table-cell>
          <table:table-cell table:number-columns-repeated="6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ynolds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 To test</text:p>
          </table:table-cell>
          <table:table-cell office:value-type="string" calcext:value-type="string">
            <text:p>(Requires relatively old Pyth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31T11:03:05.927000000</meta:creation-date>
    <dc:date>2023-07-31T13:04:17.083000000</dc:date>
    <meta:editing-duration>PT1H51M1S</meta:editing-duration>
    <meta:editing-cycles>1</meta:editing-cycles>
    <meta:document-statistic meta:table-count="1" meta:cell-count="43" meta:object-count="0"/>
    <meta:generator>LibreOffice/7.4.7.2$Windows_X86_64 LibreOffice_project/723314e595e8007d3cf785c16538505a1c878ca5</meta:generator>
  </office:meta>
</office:document-meta>
</file>